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9999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solid" draw:fill-color="#b2df8a" draw:textarea-horizontal-align="justify" draw:textarea-vertical-align="middle" draw:auto-grow-height="false" fo:min-height="0.385cm" fo:min-width="8.26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526cm"/>
    </style:style>
    <style:style style:name="gr4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4.19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93cm"/>
    </style:style>
    <style:style style:name="gr8" style:family="graphic" style:parent-style-name="standard">
      <style:graphic-properties draw:stroke="none" svg:stroke-color="#000000" draw:fill-color="#b2df8a" draw:textarea-horizontal-align="justify" draw:textarea-vertical-align="middle" draw:auto-grow-height="false" fo:min-height="0.385cm" fo:min-width="8.13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263cm"/>
    </style:style>
    <style:style style:name="gr10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5.9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12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713cm" fo:min-width="0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4.927cm" fo:min-width="0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761cm" fo:min-width="0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641cm" fo:min-width="0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352cm" fo:min-width="0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3.602cm" fo:min-width="0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4.205cm" fo:min-width="0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881cm" fo:min-width="0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solid" draw:fill-color="#b2df8a" draw:textarea-horizontal-align="justify" draw:textarea-vertical-align="middle" draw:auto-grow-height="false" fo:min-height="0.385cm" fo:min-width="10.04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247cm"/>
    </style:style>
    <style:style style:name="gr22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8.771cm"/>
    </style:style>
    <style:style style:name="gr23" style:family="graphic" style:parent-style-name="standard">
      <style:graphic-properties draw:stroke="none" svg:stroke-color="#000000" draw:fill-color="#b2df8a" draw:textarea-horizontal-align="justify" draw:textarea-vertical-align="middle" draw:auto-grow-height="false" fo:min-height="0.385cm" fo:min-width="7.755cm"/>
    </style:style>
    <style:style style:name="gr24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8.517cm"/>
    </style:style>
    <style:style style:name="gr25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106cm" fo:min-width="0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5.839cm" fo:min-width="0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384cm" fo:min-width="0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505cm" fo:min-width="0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353cm" fo:min-width="0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7.936cm" fo:min-width="0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557cm" fo:min-width="0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196cm" fo:min-width="0cm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color="#000000" draw:fill="solid" draw:fill-color="#b2df8a" draw:textarea-horizontal-align="justify" draw:textarea-vertical-align="middle" draw:auto-grow-height="false" fo:min-height="0.385cm" fo:min-width="8.64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321cm"/>
    </style:style>
    <style:style style:name="gr35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4.834cm"/>
    </style:style>
    <style:style style:name="gr36" style:family="graphic" style:parent-style-name="standard">
      <style:graphic-properties draw:stroke="none" svg:stroke-color="#000000" draw:fill-color="#b2df8a" draw:textarea-horizontal-align="justify" draw:textarea-vertical-align="middle" draw:auto-grow-height="false" fo:min-height="0.385cm" fo:min-width="8.644cm"/>
    </style:style>
    <style:style style:name="gr37" style:family="graphic" style:parent-style-name="standard">
      <style:graphic-properties draw:stroke="none" svg:stroke-color="#000000" draw:fill-color="#a6cee3" draw:textarea-horizontal-align="justify" draw:textarea-vertical-align="middle" draw:auto-grow-height="false" fo:min-height="0.385cm" fo:min-width="8.263cm"/>
    </style:style>
    <style:style style:name="gr38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436cm" fo:min-width="0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6.371cm" fo:min-width="0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1.797cm" fo:min-width="0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0.835cm" fo:min-width="0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3.723cm" fo:min-width="0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4.445cm" fo:min-width="0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999999" draw:marker-start-width="0.279cm" draw:marker-end-width="0.279cm" draw:fill="none" draw:textarea-vertical-align="middle" draw:auto-grow-height="false" fo:min-height="2.039cm" fo:min-width="0cm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draw:fill="none" fo:min-height="0.556cm"/>
    </style:style>
    <style:style style:name="gr47" style:family="graphic" style:parent-style-name="standard">
      <style:graphic-properties draw:stroke="none" draw:fill="none" fo:min-height="0.635cm"/>
    </style:style>
    <style:style style:name="gr48" style:family="graphic" style:parent-style-name="standard">
      <style:graphic-properties draw:stroke="none" draw:fill="none" fo:min-height="0.641cm"/>
    </style:style>
    <style:style style:name="gr49" style:family="graphic" style:parent-style-name="standard">
      <style:graphic-properties draw:stroke="none" draw:fill="none" fo:min-height="0.63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62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6.69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2.69cm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solid" draw:fill-color="#b2df8a"/>
      <style:paragraph-properties fo:text-align="center"/>
      <style:text-properties fo:font-size="12pt" style:font-size-asian="14pt" style:font-size-complex="14pt"/>
    </style:style>
    <style:style style:name="P4" style:family="paragraph">
      <style:paragraph-properties fo:text-align="end"/>
      <style:text-properties fo:font-size="12pt"/>
    </style:style>
    <style:style style:name="P5" style:family="paragraph">
      <loext:graphic-properties draw:fill="none" draw:fill-color="#ffffff"/>
      <style:paragraph-properties fo:text-align="end"/>
      <style:text-properties fo:font-size="12pt"/>
    </style:style>
    <style:style style:name="P6" style:family="paragraph">
      <loext:graphic-properties draw:fill-color="#a6cee3"/>
      <style:paragraph-properties fo:text-align="center"/>
      <style:text-properties fo:font-size="12pt" style:font-size-asian="14pt" style:font-size-complex="14pt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 style:font-size-asian="14pt" style:font-size-complex="14pt"/>
    </style:style>
    <style:style style:name="P9" style:family="paragraph">
      <loext:graphic-properties draw:fill-color="#b2df8a"/>
      <style:paragraph-properties fo:text-align="center"/>
      <style:text-properties fo:font-size="12pt" style:font-size-asian="14pt" style:font-size-complex="14pt"/>
    </style:style>
    <style:style style:name="P10" style:family="paragraph">
      <loext:graphic-properties draw:fill="none"/>
      <style:text-properties fo:color="#ce181e" fo:font-size="12pt"/>
    </style:style>
    <style:style style:name="P11" style:family="paragraph">
      <loext:graphic-properties draw:fill="none" draw:fill-color="#ffffff"/>
      <style:text-properties fo:font-size="18pt" fo:font-weight="bold" style:font-size-asian="20pt" style:font-size-complex="20pt"/>
    </style:style>
    <style:style style:name="T1" style:family="text">
      <style:text-properties style:font-size-asian="14pt" style:font-size-complex="14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e181e" style:font-size-asian="14pt" style:font-size-complex="14pt"/>
    </style:style>
    <style:style style:name="T4" style:family="text">
      <style:text-properties fo:font-size="18pt" fo:font-weight="bold" style:font-size-asian="14pt" style:font-weight-asian="bold" style:font-size-complex="14pt" style:font-weight-complex="bold"/>
    </style:style>
    <style:style style:name="T5" style:family="text">
      <style:text-properties fo:font-size="18pt" fo:font-weight="bold" style:font-size-asian="14pt" style:font-size-complex="14pt"/>
    </style:style>
    <style:style style:name="T6" style:family="text">
      <style:text-properties fo:font-size="18pt" fo:font-weight="normal" style:font-size-asian="14pt" style:font-weight-asian="normal" style:font-size-complex="14pt" style:font-weight-complex="normal"/>
    </style:style>
    <style:style style:name="T7" style:family="text">
      <style:text-properties fo:font-size="18pt" fo:font-weight="bold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437cm" svg:y1="17.25cm" svg:x2="7.437cm" svg:y2="18.589cm">
          <text:p/>
        </draw:line>
        <draw:line draw:style-name="gr1" draw:text-style-name="P1" draw:layer="layout" svg:x1="11.501cm" svg:y1="17.25cm" svg:x2="11.501cm" svg:y2="18.589cm">
          <text:p/>
        </draw:line>
        <draw:custom-shape draw:style-name="gr2" draw:text-style-name="P3" draw:layer="layout" svg:width="8.763cm" svg:height="0.635cm" svg:x="7.437cm" svg:y="17.249cm">
          <text:p text:style-name="P2"><text:span text:style-name="T1">Environment, 69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draw:layer="layout" svg:width="2.026cm" svg:height="1.361cm" svg:x="4.643cm" svg:y="17.765cm">
          <draw:text-box>
            <text:p text:style-name="P4"><text:span text:style-name="T2">Plots </text:span></text:p>
            <text:p text:style-name="P4"><text:span text:style-name="T2"/></text:p>
          </draw:text-box>
        </draw:frame>
        <draw:custom-shape draw:style-name="gr4" draw:text-style-name="P6" draw:layer="layout" svg:width="4.698cm" svg:height="0.635cm" svg:x="6.803cm" svg:y="17.92cm">
          <text:p text:style-name="P2"><text:span text:style-name="T1">Regions, 37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803cm" svg:y1="17.251cm" svg:x2="6.803cm" svg:y2="18.59cm">
          <text:p/>
        </draw:line>
        <draw:line draw:style-name="gr1" draw:text-style-name="P1" draw:layer="layout" svg:x1="19.503cm" svg:y1="17.251cm" svg:x2="19.503cm" svg:y2="18.59cm">
          <text:p/>
        </draw:line>
        <draw:frame draw:style-name="gr5" draw:text-style-name="P8" draw:layer="layout" svg:width="1.217cm" svg:height="0.806cm" svg:x="6.749cm" svg:y="19.146cm">
          <draw:text-box>
            <text:p text:style-name="P7"><text:span text:style-name="T1">5%</text:span></text:p>
          </draw:text-box>
        </draw:frame>
        <draw:frame draw:style-name="gr6" draw:text-style-name="P8" draw:layer="layout" svg:width="2.54cm" svg:height="0.806cm" svg:x="13.242cm" svg:y="19.124cm">
          <draw:text-box>
            <text:p text:style-name="P7"><text:span text:style-name="T1">37%</text:span></text:p>
          </draw:text-box>
        </draw:frame>
        <draw:frame draw:style-name="gr7" draw:text-style-name="P8" draw:layer="layout" svg:width="1.493cm" svg:height="0.806cm" svg:x="17.337cm" svg:y="19.046cm">
          <draw:text-box>
            <text:p text:style-name="P7"><text:span text:style-name="T1">26%</text:span></text:p>
          </draw:text-box>
        </draw:frame>
        <draw:frame draw:style-name="gr7" draw:text-style-name="P8" draw:layer="layout" svg:width="1.493cm" svg:height="0.806cm" svg:x="8.87cm" svg:y="19.125cm">
          <draw:text-box>
            <text:p text:style-name="P7"><text:span text:style-name="T1">32%</text:span></text:p>
          </draw:text-box>
        </draw:frame>
        <draw:line draw:style-name="gr1" draw:text-style-name="P1" draw:layer="layout" svg:x1="13.279cm" svg:y1="14.643cm" svg:x2="13.279cm" svg:y2="16.039cm">
          <text:p/>
        </draw:line>
        <draw:line draw:style-name="gr1" draw:text-style-name="P1" draw:layer="layout" svg:x1="7.818cm" svg:y1="14.643cm" svg:x2="7.818cm" svg:y2="16.039cm">
          <text:p/>
        </draw:line>
        <draw:custom-shape draw:style-name="gr8" draw:text-style-name="P9" draw:layer="layout" svg:width="8.636cm" svg:height="0.635cm" svg:x="7.818cm" svg:y="14.699cm">
          <text:p text:style-name="P2"><text:span text:style-name="T1">Environment, 68% 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763cm" svg:height="1.361cm" svg:x="3.694cm" svg:y="15.208cm">
          <draw:text-box>
            <text:p text:style-name="P4"><text:span text:style-name="T2">Countries </text:span></text:p>
            <text:p text:style-name="P4"><text:span text:style-name="T2"/></text:p>
          </draw:text-box>
        </draw:frame>
        <draw:custom-shape draw:style-name="gr10" draw:text-style-name="P6" draw:layer="layout" svg:width="6.476cm" svg:height="0.635cm" svg:x="6.803cm" svg:y="15.37cm">
          <text:p text:style-name="P2"><text:span text:style-name="T1">Regions, 51%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803cm" svg:y1="14.644cm" svg:x2="6.803cm" svg:y2="16.04cm">
          <text:p/>
        </draw:line>
        <draw:line draw:style-name="gr1" draw:text-style-name="P1" draw:layer="layout" svg:x1="19.503cm" svg:y1="14.644cm" svg:x2="19.503cm" svg:y2="16.04cm">
          <text:p/>
        </draw:line>
        <draw:frame draw:style-name="gr11" draw:text-style-name="P8" draw:layer="layout" svg:width="2.032cm" svg:height="0.889cm" svg:x="6.802cm" svg:y="16.574cm">
          <draw:text-box>
            <text:p text:style-name="P7"><text:span text:style-name="T1">8%</text:span></text:p>
          </draw:text-box>
        </draw:frame>
        <draw:frame draw:style-name="gr6" draw:text-style-name="P8" draw:layer="layout" svg:width="2.54cm" svg:height="0.806cm" svg:x="14.422cm" svg:y="16.53cm">
          <draw:text-box>
            <text:p text:style-name="P7"><text:span text:style-name="T1">25%</text:span></text:p>
          </draw:text-box>
        </draw:frame>
        <draw:frame draw:style-name="gr7" draw:text-style-name="P8" draw:layer="layout" svg:width="1.493cm" svg:height="0.806cm" svg:x="17.47cm" svg:y="16.53cm">
          <draw:text-box>
            <text:p text:style-name="P7"><text:span text:style-name="T1">24%</text:span></text:p>
          </draw:text-box>
        </draw:frame>
        <draw:frame draw:style-name="gr7" draw:text-style-name="P8" draw:layer="layout" svg:width="1.493cm" svg:height="0.806cm" svg:x="10.008cm" svg:y="16.574cm">
          <draw:text-box>
            <text:p text:style-name="P7"><text:span text:style-name="T1">43%</text:span></text:p>
          </draw:text-box>
        </draw:frame>
        <draw:custom-shape draw:style-name="gr12" draw:text-style-name="P1" draw:layer="layout" svg:width="0.635cm" svg:height="1.015cm" draw:transform="rotate (-1.5707963267949) translate (7.818cm 16.0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" draw:layer="layout" svg:width="0.635cm" svg:height="5.461cm" draw:transform="rotate (-1.5707963267949) translate (13.279cm 16.03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4" draw:text-style-name="P1" draw:layer="layout" svg:width="0.635cm" svg:height="3.175cm" draw:transform="rotate (-1.5707963267949) translate (16.454cm 16.03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5" draw:text-style-name="P1" draw:layer="layout" svg:width="0.635cm" svg:height="3.049cm" draw:transform="rotate (-1.5707963267949) translate (19.503cm 16.0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6" draw:text-style-name="P1" draw:layer="layout" svg:width="0.635cm" svg:height="0.634cm" draw:transform="rotate (-1.5707963267949) translate (7.437cm 18.5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7" draw:text-style-name="P1" draw:layer="layout" svg:width="0.635cm" svg:height="4.064cm" draw:transform="rotate (-1.5707963267949) translate (11.501cm 18.58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" draw:text-style-name="P1" draw:layer="layout" svg:width="0.635cm" svg:height="4.699cm" draw:transform="rotate (-1.5707963267949) translate (16.2cm 18.58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1" draw:layer="layout" svg:width="0.635cm" svg:height="3.303cm" draw:transform="rotate (-1.5707963267949) translate (19.503cm 18.59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7.389cm" svg:y1="4.825cm" svg:x2="7.389cm" svg:y2="6.164cm">
          <text:p/>
        </draw:line>
        <draw:line draw:style-name="gr1" draw:text-style-name="P1" draw:layer="layout" svg:x1="16.025cm" svg:y1="4.825cm" svg:x2="16.025cm" svg:y2="6.164cm">
          <text:p/>
        </draw:line>
        <draw:custom-shape draw:style-name="gr20" draw:text-style-name="P3" draw:layer="layout" svg:width="10.541cm" svg:height="0.635cm" svg:x="7.389cm" svg:y="4.824cm">
          <text:p text:style-name="P2"><text:span text:style-name="T1">Environment, 83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5" draw:layer="layout" svg:width="1.747cm" svg:height="1.361cm" svg:x="4.61cm" svg:y="5.357cm">
          <draw:text-box>
            <text:p text:style-name="P4"><text:span text:style-name="T2">Plots </text:span></text:p>
            <text:p text:style-name="P4"><text:span text:style-name="T2"/></text:p>
          </draw:text-box>
        </draw:frame>
        <draw:custom-shape draw:style-name="gr22" draw:text-style-name="P6" draw:layer="layout" svg:width="9.271cm" svg:height="0.635cm" svg:x="6.754cm" svg:y="5.494cm">
          <text:p text:style-name="P2"><text:span text:style-name="T1">Regions, 73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754cm" svg:y1="4.825cm" svg:x2="6.754cm" svg:y2="6.164cm">
          <text:p/>
        </draw:line>
        <draw:line draw:style-name="gr1" draw:text-style-name="P1" draw:layer="layout" svg:x1="19.454cm" svg:y1="4.825cm" svg:x2="19.454cm" svg:y2="6.164cm">
          <text:p/>
        </draw:line>
        <draw:frame draw:style-name="gr5" draw:text-style-name="P8" draw:layer="layout" svg:width="1.217cm" svg:height="0.806cm" svg:x="6.7cm" svg:y="6.72cm">
          <draw:text-box>
            <text:p text:style-name="P7"><text:span text:style-name="T1">5%</text:span></text:p>
          </draw:text-box>
        </draw:frame>
        <draw:frame draw:style-name="gr6" draw:text-style-name="P8" draw:layer="layout" svg:width="2.54cm" svg:height="0.806cm" svg:x="16.279cm" svg:y="6.72cm">
          <draw:text-box>
            <text:p text:style-name="P7"><text:span text:style-name="T1">15%</text:span></text:p>
          </draw:text-box>
        </draw:frame>
        <draw:frame draw:style-name="gr7" draw:text-style-name="P8" draw:layer="layout" svg:width="1.493cm" svg:height="0.806cm" svg:x="18.088cm" svg:y="6.72cm">
          <draw:text-box>
            <text:p text:style-name="P7"><text:span text:style-name="T1">12%</text:span></text:p>
          </draw:text-box>
        </draw:frame>
        <draw:frame draw:style-name="gr7" draw:text-style-name="P8" draw:layer="layout" svg:width="1.493cm" svg:height="0.806cm" svg:x="11.026cm" svg:y="6.764cm">
          <draw:text-box>
            <text:p text:style-name="P7"><text:span text:style-name="T1">68%</text:span></text:p>
          </draw:text-box>
        </draw:frame>
        <draw:line draw:style-name="gr1" draw:text-style-name="P1" draw:layer="layout" svg:x1="15.771cm" svg:y1="2.285cm" svg:x2="15.771cm" svg:y2="3.614cm">
          <text:p/>
        </draw:line>
        <draw:line draw:style-name="gr1" draw:text-style-name="P1" draw:layer="layout" svg:x1="9.294cm" svg:y1="2.285cm" svg:x2="9.294cm" svg:y2="3.614cm">
          <text:p/>
        </draw:line>
        <draw:custom-shape draw:style-name="gr23" draw:text-style-name="P9" draw:layer="layout" svg:width="8.255cm" svg:height="0.635cm" svg:x="9.294cm" svg:y="2.274cm">
          <text:p text:style-name="P2"><text:span text:style-name="T1">Environment, 65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5" draw:layer="layout" svg:width="2.763cm" svg:height="1.361cm" svg:x="3.794cm" svg:y="2.863cm">
          <draw:text-box>
            <text:p text:style-name="P4"><text:span text:style-name="T2">Countries </text:span></text:p>
            <text:p text:style-name="P4"><text:span text:style-name="T2"/></text:p>
          </draw:text-box>
        </draw:frame>
        <draw:custom-shape draw:style-name="gr24" draw:text-style-name="P6" draw:layer="layout" svg:width="9.017cm" svg:height="0.635cm" svg:x="6.754cm" svg:y="2.944cm">
          <text:p text:style-name="P2"><text:span text:style-name="T1">Regions, 72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754cm" svg:y1="2.285cm" svg:x2="6.754cm" svg:y2="3.614cm">
          <text:p/>
        </draw:line>
        <draw:line draw:style-name="gr1" draw:text-style-name="P1" draw:layer="layout" svg:x1="19.454cm" svg:y1="2.285cm" svg:x2="19.454cm" svg:y2="3.614cm">
          <text:p/>
        </draw:line>
        <draw:frame draw:style-name="gr6" draw:text-style-name="P8" draw:layer="layout" svg:width="1.493cm" svg:height="0.806cm" svg:x="7.42cm" svg:y="4.149cm">
          <draw:text-box>
            <text:p text:style-name="P7"><text:span text:style-name="T1">20%</text:span></text:p>
          </draw:text-box>
        </draw:frame>
        <draw:frame draw:style-name="gr6" draw:text-style-name="P8" draw:layer="layout" svg:width="2.54cm" svg:height="0.806cm" svg:x="16.025cm" svg:y="4.105cm">
          <draw:text-box>
            <text:p text:style-name="P7"><text:span text:style-name="T1">13%</text:span></text:p>
          </draw:text-box>
        </draw:frame>
        <draw:frame draw:style-name="gr7" draw:text-style-name="P8" draw:layer="layout" svg:width="1.493cm" svg:height="0.806cm" svg:x="17.903cm" svg:y="4.105cm">
          <draw:text-box>
            <text:p text:style-name="P7"><text:span text:style-name="T1">15%</text:span></text:p>
          </draw:text-box>
        </draw:frame>
        <draw:frame draw:style-name="gr7" draw:text-style-name="P8" draw:layer="layout" svg:width="1.493cm" svg:height="0.806cm" svg:x="11.938cm" svg:y="4.149cm">
          <draw:text-box>
            <text:p text:style-name="P7"><text:span text:style-name="T1">52%</text:span></text:p>
          </draw:text-box>
        </draw:frame>
        <draw:custom-shape draw:style-name="gr25" draw:text-style-name="P1" draw:layer="layout" svg:width="0.635cm" svg:height="2.54cm" draw:transform="rotate (-1.5707963267949) translate (9.294cm 3.61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6" draw:text-style-name="P1" draw:layer="layout" svg:width="0.635cm" svg:height="6.477cm" draw:transform="rotate (-1.5707963267949) translate (15.771cm 3.61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1" draw:layer="layout" svg:width="0.635cm" svg:height="1.778cm" draw:transform="rotate (-1.5707963267949) translate (17.549cm 3.61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8" draw:text-style-name="P1" draw:layer="layout" svg:width="0.635cm" svg:height="1.905cm" draw:transform="rotate (-1.5707963267949) translate (19.454cm 3.61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9" draw:text-style-name="P1" draw:layer="layout" svg:width="0.635cm" svg:height="0.635cm" draw:transform="rotate (-1.5707963267949) translate (7.389cm 6.16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0" draw:text-style-name="P1" draw:layer="layout" svg:width="0.635cm" svg:height="8.636cm" draw:transform="rotate (-1.5707963267949) translate (16.025cm 6.16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1" draw:text-style-name="P1" draw:layer="layout" svg:width="0.635cm" svg:height="1.905cm" draw:transform="rotate (-1.5707963267949) translate (17.93cm 6.16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1" draw:layer="layout" svg:width="0.635cm" svg:height="1.524cm" draw:transform="rotate (-1.5707963267949) translate (19.454cm 6.164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7.897cm" svg:y1="11.238cm" svg:x2="7.897cm" svg:y2="12.516cm">
          <text:p/>
        </draw:line>
        <draw:line draw:style-name="gr1" draw:text-style-name="P1" draw:layer="layout" svg:x1="12.088cm" svg:y1="11.238cm" svg:x2="12.088cm" svg:y2="12.516cm">
          <text:p/>
        </draw:line>
        <draw:custom-shape draw:style-name="gr33" draw:text-style-name="P3" draw:layer="layout" svg:width="9.144cm" svg:height="0.635cm" svg:x="7.897cm" svg:y="11.176cm">
          <text:p text:style-name="P2"><text:span text:style-name="T1">Environment, 72%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5" draw:layer="layout" svg:width="1.821cm" svg:height="1.361cm" svg:x="4.61cm" svg:y="11.788cm">
          <draw:text-box>
            <text:p text:style-name="P4"><text:span text:style-name="T2">Plots </text:span></text:p>
            <text:p text:style-name="P4"><text:span text:style-name="T2"/></text:p>
          </draw:text-box>
        </draw:frame>
        <draw:custom-shape draw:style-name="gr35" draw:text-style-name="P6" draw:layer="layout" svg:width="5.334cm" svg:height="0.635cm" svg:x="6.754cm" svg:y="11.846cm">
          <text:p text:style-name="P2"><text:span text:style-name="T1">Regions, 42%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6.754cm" svg:y1="11.238cm" svg:x2="6.754cm" svg:y2="12.516cm">
          <text:p/>
        </draw:line>
        <draw:line draw:style-name="gr1" draw:text-style-name="P1" draw:layer="layout" svg:x1="19.454cm" svg:y1="11.238cm" svg:x2="19.454cm" svg:y2="12.516cm">
          <text:p/>
        </draw:line>
        <draw:frame draw:style-name="gr5" draw:text-style-name="P8" draw:layer="layout" svg:width="1.217cm" svg:height="0.806cm" svg:x="6.7cm" svg:y="13.072cm">
          <draw:text-box>
            <text:p text:style-name="P7"><text:span text:style-name="T1">9%</text:span></text:p>
          </draw:text-box>
        </draw:frame>
        <draw:frame draw:style-name="gr6" draw:text-style-name="P8" draw:layer="layout" svg:width="2.54cm" svg:height="0.806cm" svg:x="13.993cm" svg:y="13.007cm">
          <draw:text-box>
            <text:p text:style-name="P7"><text:span text:style-name="T1">39%</text:span></text:p>
          </draw:text-box>
        </draw:frame>
        <draw:frame draw:style-name="gr7" draw:text-style-name="P8" draw:layer="layout" svg:width="1.493cm" svg:height="0.806cm" svg:x="17.588cm" svg:y="13.072cm">
          <draw:text-box>
            <text:p text:style-name="P7"><text:span text:style-name="T1">18%</text:span></text:p>
          </draw:text-box>
        </draw:frame>
        <draw:frame draw:style-name="gr7" draw:text-style-name="P8" draw:layer="layout" svg:width="1.493cm" svg:height="0.806cm" svg:x="9.421cm" svg:y="13.051cm">
          <draw:text-box>
            <text:p text:style-name="P7"><text:span text:style-name="T1">33%</text:span></text:p>
          </draw:text-box>
        </draw:frame>
        <draw:line draw:style-name="gr1" draw:text-style-name="P1" draw:layer="layout" svg:x1="15.517cm" svg:y1="8.594cm" svg:x2="15.517cm" svg:y2="9.966cm">
          <text:p/>
        </draw:line>
        <draw:line draw:style-name="gr1" draw:text-style-name="P1" draw:layer="layout" svg:x1="8.532cm" svg:y1="8.594cm" svg:x2="8.532cm" svg:y2="9.966cm">
          <text:p/>
        </draw:line>
        <draw:custom-shape draw:style-name="gr36" draw:text-style-name="P9" draw:layer="layout" svg:width="9.144cm" svg:height="0.635cm" svg:x="8.532cm" svg:y="8.626cm">
          <text:p text:style-name="P2"><text:span text:style-name="T1">Environment, 71% 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.763cm" svg:height="1.361cm" svg:x="3.725cm" svg:y="9.24cm">
          <draw:text-box>
            <text:p text:style-name="P4"><text:span text:style-name="T2">Countries </text:span></text:p>
            <text:p text:style-name="P4"><text:span text:style-name="T2"/></text:p>
          </draw:text-box>
        </draw:frame>
        <draw:custom-shape draw:style-name="gr37" draw:text-style-name="P6" draw:layer="layout" svg:width="8.763cm" svg:height="0.635cm" svg:x="6.754cm" svg:y="9.296cm">
          <text:p text:style-name="P2"><text:span text:style-name="T1">Regions, 61%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785cm" svg:y1="8.639cm" svg:x2="6.758cm" svg:y2="10.036cm">
          <text:p/>
        </draw:line>
        <draw:line draw:style-name="gr1" draw:text-style-name="P1" draw:layer="layout" svg:x1="19.454cm" svg:y1="8.594cm" svg:x2="19.454cm" svg:y2="9.966cm">
          <text:p/>
        </draw:line>
        <draw:frame draw:style-name="gr11" draw:text-style-name="P8" draw:layer="layout" svg:width="2.032cm" svg:height="0.889cm" svg:x="7.181cm" svg:y="10.501cm">
          <draw:text-box>
            <text:p text:style-name="P7"><text:span text:style-name="T1">13%</text:span></text:p>
          </draw:text-box>
        </draw:frame>
        <draw:frame draw:style-name="gr6" draw:text-style-name="P8" draw:layer="layout" svg:width="2.54cm" svg:height="0.806cm" svg:x="16.025cm" svg:y="10.457cm">
          <draw:text-box>
            <text:p text:style-name="P7"><text:span text:style-name="T1">24%</text:span></text:p>
          </draw:text-box>
        </draw:frame>
        <draw:frame draw:style-name="gr7" draw:text-style-name="P8" draw:layer="layout" svg:width="1.493cm" svg:height="0.806cm" svg:x="17.903cm" svg:y="10.457cm">
          <draw:text-box>
            <text:p text:style-name="P7"><text:span text:style-name="T1">15%</text:span></text:p>
          </draw:text-box>
        </draw:frame>
        <draw:frame draw:style-name="gr7" draw:text-style-name="P8" draw:layer="layout" svg:width="1.493cm" svg:height="0.806cm" svg:x="11.405cm" svg:y="10.501cm">
          <draw:text-box>
            <text:p text:style-name="P7"><text:span text:style-name="T1">47%</text:span></text:p>
          </draw:text-box>
        </draw:frame>
        <draw:custom-shape draw:style-name="gr38" draw:text-style-name="P1" draw:layer="layout" svg:width="0.635cm" svg:height="1.778cm" draw:transform="rotate (-1.5707963267949) translate (8.532cm 9.96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9" draw:text-style-name="P1" draw:layer="layout" svg:width="0.635cm" svg:height="6.985cm" draw:transform="rotate (-1.5707963267949) translate (15.517cm 9.96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0" draw:text-style-name="P1" draw:layer="layout" svg:width="0.635cm" svg:height="2.159cm" draw:transform="rotate (-1.5707963267949) translate (17.676cm 9.96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8" draw:text-style-name="P1" draw:layer="layout" svg:width="0.635cm" svg:height="1.778cm" draw:transform="rotate (-1.5707963267949) translate (19.454cm 9.96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1" draw:text-style-name="P1" draw:layer="layout" svg:width="0.635cm" svg:height="1.143cm" draw:transform="rotate (-1.5707963267949) translate (7.897cm 12.51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2" draw:text-style-name="P1" draw:layer="layout" svg:width="0.635cm" svg:height="4.191cm" draw:transform="rotate (-1.5707963267949) translate (12.088cm 12.51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1" draw:layer="layout" svg:width="0.635cm" svg:height="4.953cm" draw:transform="rotate (-1.5707963267949) translate (17.041cm 12.51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4" draw:text-style-name="P1" draw:layer="layout" svg:width="0.635cm" svg:height="2.413cm" draw:transform="rotate (-1.5707963267949) translate (19.454cm 12.516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5" draw:text-style-name="P1" draw:layer="layout" svg:x1="16.454cm" svg:y1="14.643cm" svg:x2="16.454cm" svg:y2="16.039cm">
          <text:p/>
        </draw:line>
        <draw:line draw:style-name="gr45" draw:text-style-name="P1" draw:layer="layout" svg:x1="16.2cm" svg:y1="17.25cm" svg:x2="16.2cm" svg:y2="18.589cm">
          <text:p/>
        </draw:line>
        <draw:line draw:style-name="gr45" draw:text-style-name="P1" draw:layer="layout" svg:x1="17.676cm" svg:y1="8.594cm" svg:x2="17.676cm" svg:y2="9.966cm">
          <text:p/>
        </draw:line>
        <draw:line draw:style-name="gr45" draw:text-style-name="P1" draw:layer="layout" svg:x1="17.041cm" svg:y1="11.238cm" svg:x2="17.041cm" svg:y2="12.516cm">
          <text:p/>
        </draw:line>
        <draw:line draw:style-name="gr45" draw:text-style-name="P1" draw:layer="layout" svg:x1="17.549cm" svg:y1="2.285cm" svg:x2="17.549cm" svg:y2="3.614cm">
          <text:p/>
        </draw:line>
        <draw:line draw:style-name="gr45" draw:text-style-name="P1" draw:layer="layout" svg:x1="17.93cm" svg:y1="4.825cm" svg:x2="17.93cm" svg:y2="6.164cm">
          <text:p/>
        </draw:line>
        <draw:frame draw:style-name="gr46" draw:text-style-name="P10" draw:layer="layout" svg:width="1.616cm" svg:height="0.806cm" svg:x="17.397cm" svg:y="2.121cm">
          <draw:text-box>
            <text:p text:style-name="P7"><text:span text:style-name="T3">85%</text:span></text:p>
          </draw:text-box>
        </draw:frame>
        <draw:frame draw:style-name="gr47" draw:text-style-name="P10" draw:layer="layout" svg:width="1.505cm" svg:height="0.885cm" svg:x="17.762cm" svg:y="4.647cm">
          <draw:text-box>
            <text:p text:style-name="P7"><text:span text:style-name="T3">88%</text:span></text:p>
          </draw:text-box>
        </draw:frame>
        <draw:frame draw:style-name="gr46" draw:text-style-name="P10" draw:layer="layout" svg:width="1.524cm" svg:height="0.806cm" svg:x="17.616cm" svg:y="8.459cm">
          <draw:text-box>
            <text:p text:style-name="P7"><text:span text:style-name="T3">85%</text:span></text:p>
          </draw:text-box>
        </draw:frame>
        <draw:frame draw:style-name="gr48" draw:text-style-name="P10" draw:layer="layout" svg:width="1.778cm" svg:height="0.891cm" svg:x="16.881cm" svg:y="11.085cm">
          <draw:text-box>
            <text:p text:style-name="P7"><text:span text:style-name="T3">82%</text:span></text:p>
          </draw:text-box>
        </draw:frame>
        <draw:frame draw:style-name="gr49" draw:text-style-name="P10" draw:layer="layout" svg:width="1.727cm" svg:height="0.887cm" svg:x="16.297cm" svg:y="14.443cm">
          <draw:text-box>
            <text:p text:style-name="P7"><text:span text:style-name="T3">76%</text:span></text:p>
          </draw:text-box>
        </draw:frame>
        <draw:frame draw:style-name="gr46" draw:text-style-name="P10" draw:layer="layout" svg:width="1.605cm" svg:height="0.806cm" svg:x="16.038cm" svg:y="17.157cm">
          <draw:text-box>
            <text:p text:style-name="P7"><text:span text:style-name="T3">74%</text:span></text:p>
          </draw:text-box>
        </draw:frame>
        <draw:frame draw:style-name="gr50" draw:text-style-name="P11" draw:layer="layout" svg:width="5.126cm" svg:height="1.673cm" svg:x="2.094cm" svg:y="1.501cm">
          <draw:text-box>
            <text:p><text:span text:style-name="T4">A</text:span><text:span text:style-name="T5"> </text:span><text:span text:style-name="T6">Whole World</text:span></text:p>
          </draw:text-box>
        </draw:frame>
        <draw:frame draw:style-name="gr51" draw:text-style-name="P11" draw:layer="layout" svg:width="7.199cm" svg:height="1.107cm" svg:x="2.017cm" svg:y="7.65cm">
          <draw:text-box>
            <text:p><text:span text:style-name="T4">B</text:span><text:span text:style-name="T5"> </text:span><text:span text:style-name="T6">Palearctic &amp; Nearctic </text:span></text:p>
          </draw:text-box>
        </draw:frame>
        <draw:frame draw:style-name="gr52" draw:text-style-name="P11" draw:layer="layout" svg:width="3.19cm" svg:height="1.107cm" svg:x="2.094cm" svg:y="13.69cm">
          <draw:text-box>
            <text:p><text:span text:style-name="T4">C</text:span><text:span text:style-name="T7"> </text:span><text:span text:style-name="T6">Tropi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2:59:53.916902870</meta:creation-date>
    <dc:date>2018-05-03T23:05:13.419960947</dc:date>
    <meta:editing-duration>PT1H57M3S</meta:editing-duration>
    <meta:editing-cycles>11</meta:editing-cycles>
    <meta:generator>LibreOffice/6.0.3.2$Linux_X86_64 LibreOffice_project/00m0$Build-2</meta:generator>
    <meta:document-statistic meta:object-count="105"/>
  </office:meta>
</office:document-meta>
</file>